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e8f4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e8f4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e8f4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e8f4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e8f4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e8f4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8f4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e8f4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e8f4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e8f4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e8f4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e8f4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e8f4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e8f4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e8f4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e8f4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e8f4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Miguelis Antonieta Puerta Gi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0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40420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Oscar Alcides Hernandez Mat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712121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21.29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9" meta:non-whitespace-character-count="1010"/>
    <meta:template xlink:type="simple" xlink:actuate="onRequest" xlink:title="Normal" xlink:href=""/>
  </office:meta>
</office:document-meta>
</file>